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50000005649AC4AB908A4FA08.png" manifest:media-type="image/png"/>
  <manifest:file-entry manifest:full-path="Pictures/10000001000000800000008031B4A8CBE6547400.png" manifest:media-type="image/png"/>
  <manifest:file-entry manifest:full-path="Pictures/100000010000007400000072990A1D65BBE52558.png" manifest:media-type="image/png"/>
  <manifest:file-entry manifest:full-path="Pictures/10000001000001B8000001B8956C845AA49C8C6D.png" manifest:media-type="image/png"/>
  <manifest:file-entry manifest:full-path="Pictures/1000000100000BFF000003B1B633073D397F9E72.png" manifest:media-type="image/png"/>
  <manifest:file-entry manifest:full-path="Pictures/100011DA00001607000006EABD8E1B7A86EE837C.svg" manifest:media-type="image/svg+xml"/>
  <manifest:file-entry manifest:full-path="Pictures/10000001000000D500000043F6082631EFDD44CA.png" manifest:media-type="image/png"/>
  <manifest:file-entry manifest:full-path="Pictures/1000000100000401000000B64478E66FC4145B99.png" manifest:media-type="image/png"/>
  <manifest:file-entry manifest:full-path="Pictures/10000001000000BC0000007E527840E6CC65B128.png" manifest:media-type="image/png"/>
  <manifest:file-entry manifest:full-path="Pictures/10000001000001B4000001908DF7D9974E1E18E1.png" manifest:media-type="image/png"/>
  <manifest:file-entry manifest:full-path="Pictures/10001FDF00003082000008F077F39E3CA36606D5.svg" manifest:media-type="image/svg+xml"/>
  <manifest:file-entry manifest:full-path="Pictures/100000010000010F000000F2AA870BB2FA5BCCC0.png" manifest:media-type="image/png"/>
  <manifest:file-entry manifest:full-path="Pictures/10002BC5000069F0000012CF01A7D8AFD7F29286.svg" manifest:media-type="image/svg+xml"/>
  <manifest:file-entry manifest:full-path="Pictures/100000010000019300000098EDAA16B70A30ADFE.png" manifest:media-type="image/png"/>
  <manifest:file-entry manifest:full-path="Pictures/10000BA900000C0300000BC277D87350C05271B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3.941cm" fo:min-width="15.375cm" draw:shadow-opacity="50%"/>
    </style:style>
    <style:style style:name="gr2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5.428cm" fo:min-width="15.375cm" draw:shadow-opacity="50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3cm" fo:min-width="0cm"/>
      <style:paragraph-properties style:writing-mode="lr-tb"/>
    </style:style>
    <style:style style:name="gr5" style:family="graphic" style:parent-style-name="standard">
      <style:graphic-properties draw:fill="solid" draw:fill-color="#cfe7e5" draw:textarea-horizontal-align="justify" draw:textarea-vertical-align="middle" draw:auto-grow-height="false" fo:min-height="0.947cm" fo:min-width="0.794cm"/>
    </style:style>
    <style:style style:name="gr6" style:family="graphic" style:parent-style-name="standard">
      <style:graphic-properties draw:fill="solid" draw:fill-color="#e8f2a1" draw:textarea-horizontal-align="justify" draw:textarea-vertical-align="middle" draw:auto-grow-height="false" fo:min-height="0cm" fo:min-width="0.449cm"/>
    </style:style>
    <style:style style:name="gr7" style:family="graphic" style:parent-style-name="standard">
      <style:graphic-properties draw:fill="solid" draw:fill-color="#c9e1d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b4c7d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d7" draw:textarea-horizontal-align="justify" draw:textarea-vertical-align="middle" draw:auto-grow-height="false" fo:min-height="0.206cm" fo:min-width="0.449cm"/>
    </style:style>
    <style:style style:name="gr10" style:family="graphic" style:parent-style-name="standard">
      <style:graphic-properties draw:fill="solid" draw:fill-color="#c9e1df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05cm" fo:min-width="0.266cm"/>
    </style:style>
    <style:style style:name="gr15" style:family="graphic" style:parent-style-name="standard">
      <style:graphic-properties draw:textarea-horizontal-align="justify" draw:textarea-vertical-align="middle" draw:auto-grow-height="false" fo:min-height="0.203cm" fo:min-width="0.075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.075cm"/>
    </style:style>
    <style:style style:name="gr17" style:family="graphic" style:parent-style-name="standard">
      <style:graphic-properties draw:textarea-horizontal-align="justify" draw:textarea-vertical-align="middle" draw:auto-grow-height="false" fo:min-height="0.203cm" fo:min-width="0.07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0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3.941cm" fo:min-width="1.404cm" draw:shadow-opacity="75%"/>
    </style:style>
    <style:style style:name="gr23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3.941cm" fo:min-width="4.199cm" draw:shadow-opacity="75%"/>
    </style:style>
    <style:style style:name="gr24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1.274cm" fo:min-width="2.294cm" draw:shadow-opacity="75%"/>
    </style:style>
    <style:style style:name="gr25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1.076cm" fo:min-width="0.854cm" draw:shadow-opacity="75%"/>
    </style:style>
    <style:style style:name="gr26" style:family="graphic" style:parent-style-name="standard">
      <style:graphic-properties draw:textarea-horizontal-align="justify" draw:textarea-vertical-align="middle" draw:auto-grow-height="false" fo:min-height="0.941cm" fo:min-width="0cm"/>
    </style:style>
    <style:style style:name="gr27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2.839cm" fo:min-width="9.351cm" draw:shadow-opacity="50%"/>
    </style:style>
    <style:style style:name="gr28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1.274cm" fo:min-width="2.08cm" draw:shadow-opacity="75%"/>
    </style:style>
    <style:style style:name="gr29" style:family="graphic" style:parent-style-name="standard">
      <style:graphic-properties draw:textarea-horizontal-align="justify" draw:textarea-vertical-align="middle" draw:auto-grow-height="false" fo:min-height="1.869cm" fo:min-width="1.5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3cm" fo:min-width="0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0.602cm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3.962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1.476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6.55cm" fo:min-width="8.9cm"/>
    </style:style>
    <style:style style:name="P1" style:family="paragraph">
      <loext:graphic-properties draw:fill="solid" draw:fill-color="#808080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solid" draw:fill-color="#cfe7e5"/>
      <style:paragraph-properties fo:text-align="center"/>
    </style:style>
    <style:style style:name="P6" style:family="paragraph">
      <loext:graphic-properties draw:fill="solid" draw:fill-color="#e8f2a1"/>
      <style:paragraph-properties fo:text-align="center"/>
    </style:style>
    <style:style style:name="P7" style:family="paragraph">
      <loext:graphic-properties draw:fill="solid" draw:fill-color="#c9e1df"/>
      <style:paragraph-properties fo:text-align="center"/>
    </style:style>
    <style:style style:name="P8" style:family="paragraph">
      <loext:graphic-properties draw:fill="solid" draw:fill-color="#b4c7dc"/>
      <style:paragraph-properties fo:text-align="center"/>
    </style:style>
    <style:style style:name="P9" style:family="paragraph">
      <loext:graphic-properties draw:fill="solid" draw:fill-color="#ffffd7"/>
      <style:paragraph-properties fo:text-align="center"/>
    </style:style>
    <style:style style:name="P10" style:family="paragraph">
      <style:paragraph-properties fo:text-align="center"/>
      <style:text-properties fo:color="#808080" loext:opacity="100%" fo:font-size="3pt" style:font-size-asian="3pt" style:font-size-complex="3pt"/>
    </style:style>
    <style:style style:name="P11" style:family="paragraph">
      <loext:graphic-properties draw:fill="solid" draw:fill-color="#c9e1df"/>
      <style:paragraph-properties fo:text-align="center"/>
      <style:text-properties fo:color="#808080" loext:opacity="100%" fo:font-size="3pt" style:font-size-asian="3pt" style:font-size-complex="3pt"/>
    </style:style>
    <style:style style:name="P12" style:family="paragraph">
      <style:paragraph-properties fo:text-align="center"/>
    </style:style>
    <style:style style:name="P13" style:family="paragraph"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808080" draw:opacity="75%"/>
      <style:paragraph-properties fo:text-align="center"/>
    </style:style>
    <style:style style:name="P19" style:family="paragraph">
      <style:text-properties style:font-name="Liberation Mono"/>
    </style:style>
    <style:style style:name="P20" style:family="paragraph">
      <loext:graphic-properties draw:fill="none" draw:fill-color="#ffffff"/>
      <style:text-properties style:font-name="Liberation Mon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08080" loext:opacity="100%" fo:font-size="3pt" style:font-size-asian="3pt" style:font-size-complex="3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Mon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custom-shape draw:style-name="gr1" draw:text-style-name="P1" draw:layer="layout" svg:width="15.875cm" svg:height="4.191cm" svg:x="1.255cm" svg:y="10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875cm" svg:height="5.678cm" svg:x="1.254cm" svg:y="2.178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2" draw:layer="layout" svg:width="1.778cm" svg:height="1.682cm" svg:x="1.461cm" svg:y="4.672cm">
            <draw:image xlink:href="Pictures/10000001000000800000008031B4A8CBE6547400.png" xlink:type="simple" xlink:show="embed" xlink:actuate="onLoad" draw:mime-type="image/png">
              <text:p/>
            </draw:image>
          </draw:frame>
          <draw:frame draw:style-name="gr4" draw:text-style-name="P4" draw:layer="layout" svg:width="2.269cm" svg:height="1.543cm" svg:x="1.216cm" svg:y="3.997cm">
            <draw:text-box>
              <text:p text:style-name="P3"><text:span text:style-name="T1">The user</text:span></text:p>
            </draw:text-box>
          </draw:frame>
        </draw:g>
        <draw:g>
          <draw:frame draw:style-name="gr4" draw:text-style-name="P4" draw:layer="layout" svg:width="3.168cm" svg:height="1.543cm" svg:x="2.954cm" svg:y="3.997cm">
            <draw:text-box>
              <text:p text:style-name="P3"><text:span text:style-name="T1">Client software</text:span></text:p>
            </draw:text-box>
          </draw:frame>
          <draw:g>
            <draw:custom-shape draw:style-name="gr5" draw:text-style-name="P5" draw:layer="layout" svg:width="1.294cm" svg:height="1.197cm" svg:x="3.49cm" svg:y="4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6" draw:layer="layout" svg:width="0.949cm" svg:height="0.144cm" svg:x="3.545cm" svg:y="4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98cm" svg:height="0.144cm" svg:x="4.532cm" svg:y="4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095cm" svg:height="0.096cm" svg:x="4.582cm" svg:y="4.917cm">
                <text:p/>
  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9" draw:layer="layout" svg:width="0.949cm" svg:height="0.456cm" svg:x="3.539cm" svg:y="5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1" draw:layer="layout" svg:width="0.199cm" svg:height="0.142cm" svg:x="4.535cm" svg:y="5.386cm">
                <text:p text:style-name="P10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1" draw:layer="layout" svg:width="0.348cm" svg:height="0.144cm" svg:x="4.386cm" svg:y="5.721cm">
              <text:p text:style-name="P10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4" draw:layer="layout" svg:width="3.644cm" svg:height="1.543cm" svg:x="5.582cm" svg:y="5.197cm">
            <draw:text-box>
              <text:p text:style-name="P3"><text:span text:style-name="T1">Execution </text:span><text:span text:style-name="T1">Planner</text:span></text:p>
            </draw:text-box>
          </draw:frame>
          <draw:g>
            <draw:custom-shape draw:style-name="gr11" draw:text-style-name="P12" draw:layer="layout" svg:width="0.291cm" svg:height="1.719cm" svg:x="5.809cm" svg:y="5.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4" draw:layer="layout" svg:width="1.02cm" svg:height="2.179cm" svg:x="6.027cm" svg:y="5.747cm">
              <draw:text-box>
                <text:p text:style-name="P13"><text:span text:style-name="T3">API</text:span></text:p>
              </draw:text-box>
            </draw:frame>
            <draw:frame draw:style-name="gr13" draw:text-style-name="P16" draw:layer="layout" svg:width="2.547cm" svg:height="0.569cm" svg:x="6.215cm" svg:y="6.345cm">
              <draw:text-box>
                <text:p text:style-name="P15"><text:span text:style-name="T4">implementation</text:span></text:p>
              </draw:text-box>
            </draw:frame>
            <draw:g>
              <draw:custom-shape draw:style-name="gr14" draw:text-style-name="P12" draw:layer="layout" svg:width="0.765cm" svg:height="0.726cm" svg:x="7.84cm" svg:y="6.8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2" draw:layer="layout" svg:width="0.575cm" svg:height="0.453cm" svg:x="7.124cm" svg:y="7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2" draw:layer="layout" svg:width="0.575cm" svg:height="0.166cm" svg:x="7.124cm" svg:y="6.8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2" draw:layer="layout" svg:width="0.572cm" svg:height="0.453cm" svg:x="6.449cm" svg:y="7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2" draw:layer="layout" svg:width="0.572cm" svg:height="0.166cm" svg:x="6.449cm" svg:y="6.8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19" draw:text-style-name="P4" draw:layer="layout" svg:width="4.932cm" svg:height="0.645cm" svg:x="12.329cm" svg:y="3.298cm">
            <draw:text-box>
              <text:p text:style-name="P3"><text:span text:style-name="T1">Execution </text:span><text:span text:style-name="T1">platform</text:span></text:p>
            </draw:text-box>
          </draw:frame>
          <draw:g>
            <draw:frame draw:style-name="gr3" draw:text-style-name="P2" draw:layer="layout" svg:width="0.875cm" svg:height="0.882cm" svg:x="12.48cm" svg:y="3.865cm">
              <draw:image xlink:href="Pictures/10000001000001B8000001B8956C845AA49C8C6D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897cm" svg:height="0.596cm" svg:x="15.007cm" svg:y="3.987cm">
              <draw:image xlink:href="Pictures/100011DA00001607000006EABD8E1B7A86EE837C.svg" xlink:type="simple" xlink:show="embed" xlink:actuate="onLoad" draw:mime-type="image/svg+xml">
                <text:p/>
              </draw:image>
              <draw:image xlink:href="Pictures/10000001000000D500000043F6082631EFDD44CA.png" xlink:type="simple" xlink:show="embed" xlink:actuate="onLoad" draw:mime-type="image/png"/>
            </draw:frame>
            <draw:frame draw:style-name="gr3" draw:text-style-name="P2" draw:layer="layout" svg:width="1.368cm" svg:height="0.935cm" svg:x="13.458cm" svg:y="3.796cm">
              <draw:image xlink:href="Pictures/10000001000000BC0000007E527840E6CC65B128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082cm" svg:height="0.98cm" svg:x="12.374cm" svg:y="4.695cm">
              <draw:image xlink:href="Pictures/100000010000010F000000F2AA870BB2FA5BCCC0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457cm" svg:height="0.436cm" svg:x="13.508cm" svg:y="4.857cm">
              <draw:image xlink:href="Pictures/10002BC5000069F0000012CF01A7D8AFD7F29286.svg" xlink:type="simple" xlink:show="embed" xlink:actuate="onLoad" draw:mime-type="image/svg+xml">
                <text:p/>
              </draw:image>
              <draw:image xlink:href="Pictures/1000000100000401000000B64478E66FC4145B99.png" xlink:type="simple" xlink:show="embed" xlink:actuate="onLoad" draw:mime-type="image/png"/>
            </draw:frame>
            <draw:frame draw:style-name="gr3" draw:text-style-name="P2" draw:layer="layout" svg:width="1.977cm" svg:height="0.622cm" svg:x="12.549cm" svg:y="5.657cm">
              <draw:image xlink:href="Pictures/1000000100000BFF000003B1B633073D397F9E72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294cm" svg:height="0.874cm" svg:x="14.533cm" svg:y="5.505cm">
              <draw:image xlink:href="Pictures/100000010000019300000098EDAA16B70A30ADFE.png" xlink:type="simple" xlink:show="embed" xlink:actuate="onLoad" draw:mime-type="image/png">
                <text:p/>
              </draw:image>
            </draw:frame>
            <draw:g>
              <draw:frame draw:style-name="gr3" draw:text-style-name="P2" draw:layer="layout" svg:width="0.656cm" svg:height="0.565cm" svg:x="12.584cm" svg:y="6.477cm">
                <draw:image xlink:href="Pictures/10000BA900000C0300000BC277D87350C05271BF.svg" xlink:type="simple" xlink:show="embed" xlink:actuate="onLoad" draw:mime-type="image/svg+xml">
                  <text:p/>
                </draw:image>
                <draw:image xlink:href="Pictures/100000010000007400000072990A1D65BBE52558.png" xlink:type="simple" xlink:show="embed" xlink:actuate="onLoad" draw:mime-type="image/png"/>
                <svg:title>OpenStack_Logo2016</svg:title>
                <svg:desc>Created with Sketch.</svg:desc>
              </draw:frame>
              <draw:frame draw:style-name="gr3" draw:text-style-name="P2" draw:layer="layout" svg:width="2.014cm" svg:height="0.325cm" svg:x="13.353cm" svg:y="6.592cm">
                <draw:image xlink:href="Pictures/10001FDF00003082000008F077F39E3CA36606D5.svg" xlink:type="simple" xlink:show="embed" xlink:actuate="onLoad" draw:mime-type="image/svg+xml">
                  <text:p/>
                </draw:image>
                <draw:image xlink:href="Pictures/10000001000001D50000005649AC4AB908A4FA08.png" xlink:type="simple" xlink:show="embed" xlink:actuate="onLoad" draw:mime-type="image/png"/>
                <svg:title>OpenStack_Logo2016</svg:title>
                <svg:desc>Created with Sketch.</svg:desc>
              </draw:frame>
            </draw:g>
            <draw:frame draw:style-name="gr20" draw:text-style-name="P12" draw:layer="layout" svg:width="0.906cm" svg:height="0.839cm" svg:x="15.529cm" svg:y="6.247cm">
              <draw:image xlink:href="Pictures/10000001000001B4000001908DF7D9974E1E18E1.png" xlink:type="simple" xlink:show="embed" xlink:actuate="onLoad" draw:mime-type="image/png">
                <text:p/>
              </draw:image>
            </draw:frame>
          </draw:g>
        </draw:g>
        <draw:g>
          <draw:frame draw:style-name="gr4" draw:text-style-name="P4" draw:layer="layout" svg:width="3.644cm" svg:height="1.543cm" svg:x="8.982cm" svg:y="5.198cm">
            <draw:text-box>
              <text:p text:style-name="P3"><text:span text:style-name="T1">Execution </text:span><text:span text:style-name="T1">Worker</text:span></text:p>
            </draw:text-box>
          </draw:frame>
          <draw:g>
            <draw:custom-shape draw:style-name="gr11" draw:text-style-name="P12" draw:layer="layout" svg:width="0.291cm" svg:height="1.719cm" svg:x="9.209cm" svg:y="5.8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4" draw:layer="layout" svg:width="1.02cm" svg:height="2.179cm" svg:x="9.427cm" svg:y="5.748cm">
              <draw:text-box>
                <text:p text:style-name="P13"><text:span text:style-name="T3">API</text:span></text:p>
              </draw:text-box>
            </draw:frame>
            <draw:frame draw:style-name="gr13" draw:text-style-name="P16" draw:layer="layout" svg:width="2.547cm" svg:height="0.569cm" svg:x="9.615cm" svg:y="6.346cm">
              <draw:text-box>
                <text:p text:style-name="P15"><text:span text:style-name="T4">implementation</text:span></text:p>
              </draw:text-box>
            </draw:frame>
            <draw:g>
              <draw:custom-shape draw:style-name="gr14" draw:text-style-name="P12" draw:layer="layout" svg:width="0.765cm" svg:height="0.726cm" svg:x="11.24cm" svg:y="6.8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2" draw:layer="layout" svg:width="0.575cm" svg:height="0.453cm" svg:x="10.524cm" svg:y="7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2" draw:layer="layout" svg:width="0.575cm" svg:height="0.166cm" svg:x="10.524cm" svg:y="6.8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2" draw:layer="layout" svg:width="0.572cm" svg:height="0.453cm" svg:x="9.849cm" svg:y="7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2" draw:layer="layout" svg:width="0.572cm" svg:height="0.166cm" svg:x="9.849cm" svg:y="6.8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3" draw:text-style-name="P2" draw:layer="layout" svg:width="1.778cm" svg:height="1.682cm" svg:x="1.462cm" svg:y="10.872cm">
            <draw:image xlink:href="Pictures/10000001000000800000008031B4A8CBE6547400.png" xlink:type="simple" xlink:show="embed" xlink:actuate="onLoad" draw:mime-type="image/png">
              <text:p/>
            </draw:image>
          </draw:frame>
          <draw:frame draw:style-name="gr4" draw:text-style-name="P4" draw:layer="layout" svg:width="2.269cm" svg:height="1.543cm" svg:x="1.217cm" svg:y="10.197cm">
            <draw:text-box>
              <text:p text:style-name="P3"><text:span text:style-name="T1">The user</text:span></text:p>
            </draw:text-box>
          </draw:frame>
        </draw:g>
        <draw:g>
          <draw:frame draw:style-name="gr4" draw:text-style-name="P4" draw:layer="layout" svg:width="3.168cm" svg:height="1.543cm" svg:x="2.955cm" svg:y="10.197cm">
            <draw:text-box>
              <text:p text:style-name="P3"><text:span text:style-name="T1">Client software</text:span></text:p>
            </draw:text-box>
          </draw:frame>
          <draw:g>
            <draw:custom-shape draw:style-name="gr5" draw:text-style-name="P5" draw:layer="layout" svg:width="1.294cm" svg:height="1.197cm" svg:x="3.491cm" svg:y="10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6" draw:layer="layout" svg:width="0.949cm" svg:height="0.144cm" svg:x="3.546cm" svg:y="11.0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98cm" svg:height="0.144cm" svg:x="4.533cm" svg:y="11.0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095cm" svg:height="0.096cm" svg:x="4.583cm" svg:y="11.117cm">
                <text:p/>
  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9" draw:layer="layout" svg:width="0.949cm" svg:height="0.456cm" svg:x="3.54cm" svg:y="11.2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1" draw:layer="layout" svg:width="0.199cm" svg:height="0.142cm" svg:x="4.536cm" svg:y="11.586cm">
                <text:p text:style-name="P10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1" draw:layer="layout" svg:width="0.348cm" svg:height="0.144cm" svg:x="4.387cm" svg:y="11.921cm">
              <text:p text:style-name="P10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4" draw:layer="layout" svg:width="3.644cm" svg:height="1.543cm" svg:x="5.583cm" svg:y="10.197cm">
            <draw:text-box>
              <text:p text:style-name="P3"><text:span text:style-name="T1">Execution </text:span><text:span text:style-name="T1">Planner</text:span></text:p>
            </draw:text-box>
          </draw:frame>
          <draw:g>
            <draw:custom-shape draw:style-name="gr11" draw:text-style-name="P12" draw:layer="layout" svg:width="0.291cm" svg:height="1.719cm" svg:x="5.81cm" svg:y="10.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4" draw:layer="layout" svg:width="1.02cm" svg:height="2.179cm" svg:x="6.028cm" svg:y="10.747cm">
              <draw:text-box>
                <text:p text:style-name="P13"><text:span text:style-name="T3">API</text:span></text:p>
              </draw:text-box>
            </draw:frame>
            <draw:frame draw:style-name="gr13" draw:text-style-name="P16" draw:layer="layout" svg:width="2.547cm" svg:height="0.569cm" svg:x="6.216cm" svg:y="11.345cm">
              <draw:text-box>
                <text:p text:style-name="P15"><text:span text:style-name="T4">implementation</text:span></text:p>
              </draw:text-box>
            </draw:frame>
            <draw:g>
              <draw:custom-shape draw:style-name="gr14" draw:text-style-name="P12" draw:layer="layout" svg:width="0.765cm" svg:height="0.726cm" svg:x="7.841cm" svg:y="11.8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2" draw:layer="layout" svg:width="0.575cm" svg:height="0.453cm" svg:x="7.125cm" svg:y="12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2" draw:layer="layout" svg:width="0.575cm" svg:height="0.166cm" svg:x="7.125cm" svg:y="11.8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2" draw:layer="layout" svg:width="0.572cm" svg:height="0.453cm" svg:x="6.45cm" svg:y="12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2" draw:layer="layout" svg:width="0.572cm" svg:height="0.166cm" svg:x="6.45cm" svg:y="11.8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19" draw:text-style-name="P4" draw:layer="layout" svg:width="4.932cm" svg:height="0.645cm" svg:x="12.33cm" svg:y="10.198cm">
            <draw:text-box>
              <text:p text:style-name="P3"><text:span text:style-name="T1">Execution </text:span><text:span text:style-name="T1">platform</text:span></text:p>
            </draw:text-box>
          </draw:frame>
          <draw:g>
            <draw:frame draw:style-name="gr3" draw:text-style-name="P2" draw:layer="layout" svg:width="0.875cm" svg:height="0.882cm" svg:x="12.481cm" svg:y="10.765cm">
              <draw:image xlink:href="Pictures/10000001000001B8000001B8956C845AA49C8C6D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897cm" svg:height="0.596cm" svg:x="15.008cm" svg:y="10.887cm">
              <draw:image xlink:href="Pictures/100011DA00001607000006EABD8E1B7A86EE837C.svg" xlink:type="simple" xlink:show="embed" xlink:actuate="onLoad" draw:mime-type="image/svg+xml">
                <text:p/>
              </draw:image>
              <draw:image xlink:href="Pictures/10000001000000D500000043F6082631EFDD44CA.png" xlink:type="simple" xlink:show="embed" xlink:actuate="onLoad" draw:mime-type="image/png"/>
            </draw:frame>
            <draw:frame draw:style-name="gr3" draw:text-style-name="P2" draw:layer="layout" svg:width="1.368cm" svg:height="0.935cm" svg:x="13.459cm" svg:y="10.696cm">
              <draw:image xlink:href="Pictures/10000001000000BC0000007E527840E6CC65B128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082cm" svg:height="0.98cm" svg:x="12.375cm" svg:y="11.595cm">
              <draw:image xlink:href="Pictures/100000010000010F000000F2AA870BB2FA5BCCC0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457cm" svg:height="0.436cm" svg:x="13.509cm" svg:y="11.757cm">
              <draw:image xlink:href="Pictures/10002BC5000069F0000012CF01A7D8AFD7F29286.svg" xlink:type="simple" xlink:show="embed" xlink:actuate="onLoad" draw:mime-type="image/svg+xml">
                <text:p/>
              </draw:image>
              <draw:image xlink:href="Pictures/1000000100000401000000B64478E66FC4145B99.png" xlink:type="simple" xlink:show="embed" xlink:actuate="onLoad" draw:mime-type="image/png"/>
            </draw:frame>
            <draw:frame draw:style-name="gr3" draw:text-style-name="P2" draw:layer="layout" svg:width="1.977cm" svg:height="0.622cm" svg:x="12.55cm" svg:y="12.557cm">
              <draw:image xlink:href="Pictures/1000000100000BFF000003B1B633073D397F9E72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294cm" svg:height="0.874cm" svg:x="14.534cm" svg:y="12.405cm">
              <draw:image xlink:href="Pictures/100000010000019300000098EDAA16B70A30ADFE.png" xlink:type="simple" xlink:show="embed" xlink:actuate="onLoad" draw:mime-type="image/png">
                <text:p/>
              </draw:image>
            </draw:frame>
            <draw:g>
              <draw:frame draw:style-name="gr3" draw:text-style-name="P2" draw:layer="layout" svg:width="0.656cm" svg:height="0.565cm" svg:x="12.585cm" svg:y="13.377cm">
                <draw:image xlink:href="Pictures/10000BA900000C0300000BC277D87350C05271BF.svg" xlink:type="simple" xlink:show="embed" xlink:actuate="onLoad" draw:mime-type="image/svg+xml">
                  <text:p/>
                </draw:image>
                <draw:image xlink:href="Pictures/100000010000007400000072990A1D65BBE52558.png" xlink:type="simple" xlink:show="embed" xlink:actuate="onLoad" draw:mime-type="image/png"/>
                <svg:title>OpenStack_Logo2016</svg:title>
                <svg:desc>Created with Sketch.</svg:desc>
              </draw:frame>
              <draw:frame draw:style-name="gr3" draw:text-style-name="P2" draw:layer="layout" svg:width="2.014cm" svg:height="0.325cm" svg:x="13.354cm" svg:y="13.492cm">
                <draw:image xlink:href="Pictures/10001FDF00003082000008F077F39E3CA36606D5.svg" xlink:type="simple" xlink:show="embed" xlink:actuate="onLoad" draw:mime-type="image/svg+xml">
                  <text:p/>
                </draw:image>
                <draw:image xlink:href="Pictures/10000001000001D50000005649AC4AB908A4FA08.png" xlink:type="simple" xlink:show="embed" xlink:actuate="onLoad" draw:mime-type="image/png"/>
                <svg:title>OpenStack_Logo2016</svg:title>
                <svg:desc>Created with Sketch.</svg:desc>
              </draw:frame>
            </draw:g>
            <draw:frame draw:style-name="gr20" draw:text-style-name="P12" draw:layer="layout" svg:width="0.906cm" svg:height="0.839cm" svg:x="15.53cm" svg:y="13.147cm">
              <draw:image xlink:href="Pictures/10000001000001B4000001908DF7D9974E1E18E1.png" xlink:type="simple" xlink:show="embed" xlink:actuate="onLoad" draw:mime-type="image/png">
                <text:p/>
              </draw:image>
            </draw:frame>
          </draw:g>
        </draw:g>
        <draw:g>
          <draw:frame draw:style-name="gr4" draw:text-style-name="P4" draw:layer="layout" svg:width="3.644cm" svg:height="1.543cm" svg:x="8.983cm" svg:y="10.198cm">
            <draw:text-box>
              <text:p text:style-name="P3"><text:span text:style-name="T1">Execution </text:span><text:span text:style-name="T1">Worker</text:span></text:p>
            </draw:text-box>
          </draw:frame>
          <draw:g>
            <draw:custom-shape draw:style-name="gr11" draw:text-style-name="P12" draw:layer="layout" svg:width="0.291cm" svg:height="1.719cm" svg:x="9.21cm" svg:y="10.8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4" draw:layer="layout" svg:width="1.02cm" svg:height="2.179cm" svg:x="9.428cm" svg:y="10.748cm">
              <draw:text-box>
                <text:p text:style-name="P13"><text:span text:style-name="T3">API</text:span></text:p>
              </draw:text-box>
            </draw:frame>
            <draw:frame draw:style-name="gr13" draw:text-style-name="P16" draw:layer="layout" svg:width="2.547cm" svg:height="0.569cm" svg:x="9.616cm" svg:y="11.346cm">
              <draw:text-box>
                <text:p text:style-name="P15"><text:span text:style-name="T4">implementation</text:span></text:p>
              </draw:text-box>
            </draw:frame>
            <draw:g>
              <draw:custom-shape draw:style-name="gr14" draw:text-style-name="P12" draw:layer="layout" svg:width="0.765cm" svg:height="0.726cm" svg:x="11.241cm" svg:y="11.8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2" draw:layer="layout" svg:width="0.575cm" svg:height="0.453cm" svg:x="10.525cm" svg:y="12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2" draw:layer="layout" svg:width="0.575cm" svg:height="0.166cm" svg:x="10.525cm" svg:y="11.8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2" draw:layer="layout" svg:width="0.572cm" svg:height="0.453cm" svg:x="9.85cm" svg:y="12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2" draw:layer="layout" svg:width="0.572cm" svg:height="0.166cm" svg:x="9.85cm" svg:y="11.8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frame draw:style-name="gr21" draw:text-style-name="P17" draw:layer="layout" svg:width="5.43cm" svg:height="0.962cm" svg:x="1.27cm" svg:y="1.362cm">
          <draw:text-box>
            <text:p>General overview</text:p>
          </draw:text-box>
        </draw:frame>
        <draw:frame draw:style-name="gr21" draw:text-style-name="P17" draw:layer="layout" svg:width="4.659cm" svg:height="0.962cm" svg:x="1.27cm" svg:y="9.162cm">
          <draw:text-box>
            <text:p>This document</text:p>
          </draw:text-box>
        </draw:frame>
        <draw:custom-shape draw:style-name="gr22" draw:text-style-name="P18" draw:layer="layout" svg:width="1.904cm" svg:height="4.191cm" svg:x="1.255cm" svg:y="10.0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699cm" svg:height="4.191cm" svg:x="12.43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794cm" svg:height="1.524cm" svg:x="6.207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794cm" svg:height="1.524cm" svg:x="9.607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354cm" svg:height="1.326cm" svg:x="3.447cm" svg:y="10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0.072cm" svg:height="1.197cm" svg:x="4.81cm" svg:y="10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9.851cm" svg:height="3.089cm" svg:x="1.19cm" svg:y="16.6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4" draw:layer="layout" svg:width="3.168cm" svg:height="1.543cm" svg:x="1.256cm" svg:y="16.797cm">
            <draw:text-box>
              <text:p text:style-name="P3"><text:span text:style-name="T1">Client software</text:span></text:p>
            </draw:text-box>
          </draw:frame>
          <draw:g>
            <draw:custom-shape draw:style-name="gr5" draw:text-style-name="P5" draw:layer="layout" svg:width="1.294cm" svg:height="1.197cm" svg:x="1.792cm" svg:y="17.5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6" draw:layer="layout" svg:width="0.949cm" svg:height="0.144cm" svg:x="1.847cm" svg:y="17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98cm" svg:height="0.144cm" svg:x="2.834cm" svg:y="17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095cm" svg:height="0.096cm" svg:x="2.884cm" svg:y="17.717cm">
                <text:p/>
  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9" draw:layer="layout" svg:width="0.949cm" svg:height="0.456cm" svg:x="1.841cm" svg:y="1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1" draw:layer="layout" svg:width="0.199cm" svg:height="0.142cm" svg:x="2.837cm" svg:y="18.186cm">
                <text:p text:style-name="P10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1" draw:layer="layout" svg:width="0.348cm" svg:height="0.144cm" svg:x="2.688cm" svg:y="18.521cm">
              <text:p text:style-name="P10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4" draw:layer="layout" svg:width="3.644cm" svg:height="1.543cm" svg:x="3.884cm" svg:y="16.797cm">
            <draw:text-box>
              <text:p text:style-name="P3"><text:span text:style-name="T1">Execution </text:span><text:span text:style-name="T1">Planner</text:span></text:p>
            </draw:text-box>
          </draw:frame>
          <draw:g>
            <draw:custom-shape draw:style-name="gr11" draw:text-style-name="P12" draw:layer="layout" svg:width="0.291cm" svg:height="1.719cm" svg:x="4.111cm" svg:y="17.4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4" draw:layer="layout" svg:width="1.02cm" svg:height="2.179cm" svg:x="4.329cm" svg:y="17.347cm">
              <draw:text-box>
                <text:p text:style-name="P13"><text:span text:style-name="T3">API</text:span></text:p>
              </draw:text-box>
            </draw:frame>
            <draw:frame draw:style-name="gr13" draw:text-style-name="P16" draw:layer="layout" svg:width="2.547cm" svg:height="0.569cm" svg:x="4.517cm" svg:y="17.945cm">
              <draw:text-box>
                <text:p text:style-name="P15"><text:span text:style-name="T4">implementation</text:span></text:p>
              </draw:text-box>
            </draw:frame>
            <draw:g>
              <draw:custom-shape draw:style-name="gr14" draw:text-style-name="P12" draw:layer="layout" svg:width="0.765cm" svg:height="0.726cm" svg:x="6.142cm" svg:y="18.4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2" draw:layer="layout" svg:width="0.575cm" svg:height="0.453cm" svg:x="5.426cm" svg:y="18.7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2" draw:layer="layout" svg:width="0.575cm" svg:height="0.166cm" svg:x="5.426cm" svg:y="18.4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2" draw:layer="layout" svg:width="0.572cm" svg:height="0.453cm" svg:x="4.751cm" svg:y="18.7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2" draw:layer="layout" svg:width="0.572cm" svg:height="0.166cm" svg:x="4.751cm" svg:y="18.4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4" draw:text-style-name="P4" draw:layer="layout" svg:width="3.644cm" svg:height="1.543cm" svg:x="7.284cm" svg:y="16.798cm">
            <draw:text-box>
              <text:p text:style-name="P3"><text:span text:style-name="T1">Execution </text:span><text:span text:style-name="T1">Worker</text:span></text:p>
            </draw:text-box>
          </draw:frame>
          <draw:g>
            <draw:custom-shape draw:style-name="gr11" draw:text-style-name="P12" draw:layer="layout" svg:width="0.291cm" svg:height="1.719cm" svg:x="7.511cm" svg:y="17.4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4" draw:layer="layout" svg:width="1.02cm" svg:height="2.179cm" svg:x="7.729cm" svg:y="17.348cm">
              <draw:text-box>
                <text:p text:style-name="P13"><text:span text:style-name="T3">API</text:span></text:p>
              </draw:text-box>
            </draw:frame>
            <draw:frame draw:style-name="gr13" draw:text-style-name="P16" draw:layer="layout" svg:width="2.547cm" svg:height="0.569cm" svg:x="7.917cm" svg:y="17.946cm">
              <draw:text-box>
                <text:p text:style-name="P15"><text:span text:style-name="T4">implementation</text:span></text:p>
              </draw:text-box>
            </draw:frame>
            <draw:g>
              <draw:custom-shape draw:style-name="gr14" draw:text-style-name="P12" draw:layer="layout" svg:width="0.765cm" svg:height="0.726cm" svg:x="9.542cm" svg:y="18.4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2" draw:layer="layout" svg:width="0.575cm" svg:height="0.453cm" svg:x="8.826cm" svg:y="18.7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2" draw:layer="layout" svg:width="0.575cm" svg:height="0.166cm" svg:x="8.826cm" svg:y="18.4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2" draw:layer="layout" svg:width="0.572cm" svg:height="0.453cm" svg:x="8.151cm" svg:y="18.7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2" draw:layer="layout" svg:width="0.572cm" svg:height="0.166cm" svg:x="8.151cm" svg:y="18.4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frame draw:style-name="gr21" draw:text-style-name="P17" draw:layer="layout" svg:width="5.362cm" svg:height="0.962cm" svg:x="1.271cm" svg:y="15.762cm">
          <draw:text-box>
            <text:p>This specification</text:p>
          </draw:text-box>
        </draw:frame>
        <draw:custom-shape draw:style-name="gr24" draw:text-style-name="P18" draw:layer="layout" svg:width="2.794cm" svg:height="1.524cm" svg:x="4.508cm" svg:y="17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794cm" svg:height="1.524cm" svg:x="7.908cm" svg:y="17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354cm" svg:height="1.326cm" svg:x="1.748cm" svg:y="17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0.072cm" svg:height="1.197cm" svg:x="3.111cm" svg:y="17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3.644cm" svg:height="1.543cm" svg:x="8.982cm" svg:y="2.299cm">
            <draw:text-box>
              <text:p text:style-name="P3"><text:span text:style-name="T1">Data </text:span><text:span text:style-name="T1">discovery</text:span></text:p>
            </draw:text-box>
          </draw:frame>
          <draw:g>
            <draw:custom-shape draw:style-name="gr11" draw:text-style-name="P12" draw:layer="layout" svg:width="0.291cm" svg:height="1.719cm" svg:x="9.209cm" svg:y="2.9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4" draw:layer="layout" svg:width="1.02cm" svg:height="2.179cm" svg:x="9.427cm" svg:y="2.849cm">
              <draw:text-box>
                <text:p text:style-name="P13"><text:span text:style-name="T3">API</text:span></text:p>
              </draw:text-box>
            </draw:frame>
            <draw:frame draw:style-name="gr13" draw:text-style-name="P16" draw:layer="layout" svg:width="2.547cm" svg:height="0.569cm" svg:x="9.615cm" svg:y="3.447cm">
              <draw:text-box>
                <text:p text:style-name="P15"><text:span text:style-name="T4">implementation</text:span></text:p>
              </draw:text-box>
            </draw:frame>
            <draw:g>
              <draw:custom-shape draw:style-name="gr14" draw:text-style-name="P12" draw:layer="layout" svg:width="0.765cm" svg:height="0.726cm" svg:x="11.24cm" svg:y="3.936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2" draw:layer="layout" svg:width="0.575cm" svg:height="0.453cm" svg:x="10.524cm" svg:y="4.20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2" draw:layer="layout" svg:width="0.575cm" svg:height="0.166cm" svg:x="10.524cm" svg:y="3.92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2" draw:layer="layout" svg:width="0.572cm" svg:height="0.453cm" svg:x="9.849cm" svg:y="4.20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2" draw:layer="layout" svg:width="0.572cm" svg:height="0.166cm" svg:x="9.849cm" svg:y="3.926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4" draw:text-style-name="P4" draw:layer="layout" svg:width="3.644cm" svg:height="1.543cm" svg:x="5.782cm" svg:y="2.3cm">
            <draw:text-box>
              <text:p text:style-name="P3"><text:span text:style-name="T1">Software </text:span><text:span text:style-name="T1">discovery</text:span></text:p>
            </draw:text-box>
          </draw:frame>
          <draw:g>
            <draw:custom-shape draw:style-name="gr11" draw:text-style-name="P12" draw:layer="layout" svg:width="0.291cm" svg:height="1.719cm" svg:x="6.009cm" svg:y="2.9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4" draw:layer="layout" svg:width="1.02cm" svg:height="2.179cm" svg:x="6.227cm" svg:y="2.85cm">
              <draw:text-box>
                <text:p text:style-name="P13"><text:span text:style-name="T3">API</text:span></text:p>
              </draw:text-box>
            </draw:frame>
            <draw:frame draw:style-name="gr13" draw:text-style-name="P16" draw:layer="layout" svg:width="2.547cm" svg:height="0.569cm" svg:x="6.415cm" svg:y="3.448cm">
              <draw:text-box>
                <text:p text:style-name="P15"><text:span text:style-name="T4">implementation</text:span></text:p>
              </draw:text-box>
            </draw:frame>
            <draw:g>
              <draw:custom-shape draw:style-name="gr14" draw:text-style-name="P12" draw:layer="layout" svg:width="0.765cm" svg:height="0.726cm" svg:x="8.04cm" svg:y="3.93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2" draw:layer="layout" svg:width="0.575cm" svg:height="0.453cm" svg:x="7.324cm" svg:y="4.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2" draw:layer="layout" svg:width="0.575cm" svg:height="0.166cm" svg:x="7.324cm" svg:y="3.92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2" draw:layer="layout" svg:width="0.572cm" svg:height="0.453cm" svg:x="6.649cm" svg:y="4.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2" draw:layer="layout" svg:width="0.572cm" svg:height="0.166cm" svg:x="6.649cm" svg:y="3.92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2" draw:style-name="dp1" draw:master-page-name="Empty_25_20diagram">
        <draw:custom-shape draw:style-name="gr27" draw:text-style-name="P1" draw:layer="layout" svg:width="9.851cm" svg:height="3.089cm" svg:x="1.99cm" svg:y="24.0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4" draw:layer="layout" svg:width="3.168cm" svg:height="1.543cm" svg:x="2.056cm" svg:y="24.197cm">
            <draw:text-box>
              <text:p text:style-name="P3"><text:span text:style-name="T1">Client software</text:span></text:p>
            </draw:text-box>
          </draw:frame>
          <draw:g>
            <draw:custom-shape draw:style-name="gr5" draw:text-style-name="P5" draw:layer="layout" svg:width="1.294cm" svg:height="1.197cm" svg:x="2.592cm" svg:y="24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6" draw:layer="layout" svg:width="0.949cm" svg:height="0.144cm" svg:x="2.647cm" svg:y="25.0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98cm" svg:height="0.144cm" svg:x="3.634cm" svg:y="25.0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095cm" svg:height="0.096cm" svg:x="3.684cm" svg:y="25.117cm">
                <text:p/>
  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9" draw:layer="layout" svg:width="0.949cm" svg:height="0.456cm" svg:x="2.641cm" svg:y="25.2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1" draw:layer="layout" svg:width="0.199cm" svg:height="0.142cm" svg:x="3.637cm" svg:y="25.586cm">
                <text:p text:style-name="P10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1" draw:layer="layout" svg:width="0.348cm" svg:height="0.144cm" svg:x="3.488cm" svg:y="25.921cm">
              <text:p text:style-name="P10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4" draw:layer="layout" svg:width="3.644cm" svg:height="1.543cm" svg:x="4.684cm" svg:y="24.197cm">
            <draw:text-box>
              <text:p text:style-name="P3"><text:span text:style-name="T1">Execution </text:span><text:span text:style-name="T1">Planner</text:span></text:p>
            </draw:text-box>
          </draw:frame>
          <draw:g>
            <draw:custom-shape draw:style-name="gr11" draw:text-style-name="P12" draw:layer="layout" svg:width="0.291cm" svg:height="1.719cm" svg:x="4.911cm" svg:y="24.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4" draw:layer="layout" svg:width="1.02cm" svg:height="2.179cm" svg:x="5.129cm" svg:y="24.747cm">
              <draw:text-box>
                <text:p text:style-name="P13"><text:span text:style-name="T3">API</text:span></text:p>
              </draw:text-box>
            </draw:frame>
            <draw:frame draw:style-name="gr13" draw:text-style-name="P16" draw:layer="layout" svg:width="2.547cm" svg:height="0.569cm" svg:x="5.317cm" svg:y="25.345cm">
              <draw:text-box>
                <text:p text:style-name="P15"><text:span text:style-name="T4">implementation</text:span></text:p>
              </draw:text-box>
            </draw:frame>
            <draw:g>
              <draw:custom-shape draw:style-name="gr14" draw:text-style-name="P12" draw:layer="layout" svg:width="0.765cm" svg:height="0.726cm" svg:x="6.942cm" svg:y="25.8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2" draw:layer="layout" svg:width="0.575cm" svg:height="0.453cm" svg:x="6.226cm" svg:y="26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2" draw:layer="layout" svg:width="0.575cm" svg:height="0.166cm" svg:x="6.226cm" svg:y="25.8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2" draw:layer="layout" svg:width="0.572cm" svg:height="0.453cm" svg:x="5.551cm" svg:y="26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2" draw:layer="layout" svg:width="0.572cm" svg:height="0.166cm" svg:x="5.551cm" svg:y="25.8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4" draw:text-style-name="P4" draw:layer="layout" svg:width="3.644cm" svg:height="1.543cm" svg:x="8.084cm" svg:y="24.198cm">
            <draw:text-box>
              <text:p text:style-name="P3"><text:span text:style-name="T1">Execution </text:span><text:span text:style-name="T1">Worker</text:span></text:p>
            </draw:text-box>
          </draw:frame>
          <draw:g>
            <draw:custom-shape draw:style-name="gr11" draw:text-style-name="P12" draw:layer="layout" svg:width="0.291cm" svg:height="1.719cm" svg:x="8.311cm" svg:y="24.8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4" draw:layer="layout" svg:width="1.02cm" svg:height="2.179cm" svg:x="8.529cm" svg:y="24.748cm">
              <draw:text-box>
                <text:p text:style-name="P13"><text:span text:style-name="T3">API</text:span></text:p>
              </draw:text-box>
            </draw:frame>
            <draw:frame draw:style-name="gr13" draw:text-style-name="P16" draw:layer="layout" svg:width="2.547cm" svg:height="0.569cm" svg:x="8.717cm" svg:y="25.346cm">
              <draw:text-box>
                <text:p text:style-name="P15"><text:span text:style-name="T4">implementation</text:span></text:p>
              </draw:text-box>
            </draw:frame>
            <draw:g>
              <draw:custom-shape draw:style-name="gr14" draw:text-style-name="P12" draw:layer="layout" svg:width="0.765cm" svg:height="0.726cm" svg:x="10.342cm" svg:y="25.8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2" draw:layer="layout" svg:width="0.575cm" svg:height="0.453cm" svg:x="9.626cm" svg:y="26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2" draw:layer="layout" svg:width="0.575cm" svg:height="0.166cm" svg:x="9.626cm" svg:y="25.8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2" draw:layer="layout" svg:width="0.572cm" svg:height="0.453cm" svg:x="8.951cm" svg:y="26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2" draw:layer="layout" svg:width="0.572cm" svg:height="0.166cm" svg:x="8.951cm" svg:y="25.8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custom-shape draw:style-name="gr24" draw:text-style-name="P18" draw:layer="layout" svg:width="2.794cm" svg:height="1.524cm" svg:x="5.308cm" svg:y="25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794cm" svg:height="1.524cm" svg:x="8.708cm" svg:y="25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354cm" svg:height="1.326cm" svg:x="2.548cm" svg:y="24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0.072cm" svg:height="1.197cm" svg:x="3.911cm" svg:y="24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4" draw:text-style-name="P4" draw:layer="layout" svg:width="3.644cm" svg:height="1.543cm" svg:x="8.086cm" svg:y="1.46cm">
              <draw:text-box>
                <text:p text:style-name="P3"><text:span text:style-name="T1">D</text:span><text:span text:style-name="T1">a</text:span><text:span text:style-name="T1">t</text:span><text:span text:style-name="T1">a </text:span><text:span text:style-name="T1">d</text:span><text:span text:style-name="T1">i</text:span><text:span text:style-name="T1">s</text:span><text:span text:style-name="T1">c</text:span><text:span text:style-name="T1">o</text:span><text:span text:style-name="T1">v</text:span><text:span text:style-name="T1">e</text:span><text:span text:style-name="T1">r</text:span><text:span text:style-name="T1">y</text:span></text:p>
              </draw:text-box>
            </draw:frame>
            <draw:g>
              <draw:custom-shape draw:style-name="gr11" draw:text-style-name="P12" draw:layer="layout" svg:width="0.291cm" svg:height="1.719cm" svg:x="8.313cm" svg:y="2.11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2" draw:text-style-name="P14" draw:layer="layout" svg:width="1.02cm" svg:height="2.179cm" svg:x="8.531cm" svg:y="2.01cm">
                <draw:text-box>
                  <text:p text:style-name="P13"><text:span text:style-name="T3">API</text:span></text:p>
                </draw:text-box>
              </draw:frame>
              <draw:frame draw:style-name="gr13" draw:text-style-name="P16" draw:layer="layout" svg:width="2.547cm" svg:height="0.569cm" svg:x="8.719cm" svg:y="2.608cm">
                <draw:text-box>
                  <text:p text:style-name="P15"><text:span text:style-name="T4">i</text:span><text:span text:style-name="T4">m</text:span><text:span text:style-name="T4">p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ti</text:span><text:span text:style-name="T4">o</text:span><text:span text:style-name="T4">n</text:span></text:p>
                </draw:text-box>
              </draw:frame>
              <draw:g>
                <draw:custom-shape draw:style-name="gr14" draw:text-style-name="P12" draw:layer="layout" svg:width="0.765cm" svg:height="0.726cm" svg:x="10.344cm" svg:y="3.097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g>
                  <draw:custom-shape draw:style-name="gr15" draw:text-style-name="P12" draw:layer="layout" svg:width="0.575cm" svg:height="0.453cm" svg:x="9.628cm" svg:y="3.37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6" draw:text-style-name="P12" draw:layer="layout" svg:width="0.575cm" svg:height="0.166cm" svg:x="9.628cm" svg:y="3.087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7" draw:text-style-name="P12" draw:layer="layout" svg:width="0.572cm" svg:height="0.453cm" svg:x="8.953cm" svg:y="3.37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8" draw:text-style-name="P12" draw:layer="layout" svg:width="0.572cm" svg:height="0.166cm" svg:x="8.953cm" svg:y="3.087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g>
            <draw:frame draw:style-name="gr4" draw:text-style-name="P4" draw:layer="layout" svg:width="3.644cm" svg:height="1.543cm" svg:x="4.886cm" svg:y="1.461cm">
              <draw:text-box>
                <text:p text:style-name="P3"><text:span text:style-name="T1">Software </text:span><text:span text:style-name="T1">discover</text:span><text:span text:style-name="T1">y</text:span></text:p>
              </draw:text-box>
            </draw:frame>
            <draw:g>
              <draw:custom-shape draw:style-name="gr11" draw:text-style-name="P12" draw:layer="layout" svg:width="0.291cm" svg:height="1.719cm" svg:x="5.113cm" svg:y="2.11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2" draw:text-style-name="P14" draw:layer="layout" svg:width="1.02cm" svg:height="2.179cm" svg:x="5.331cm" svg:y="2.011cm">
                <draw:text-box>
                  <text:p text:style-name="P13"><text:span text:style-name="T3">A</text:span><text:span text:style-name="T3">P</text:span><text:span text:style-name="T3">I</text:span></text:p>
                </draw:text-box>
              </draw:frame>
              <draw:frame draw:style-name="gr13" draw:text-style-name="P16" draw:layer="layout" svg:width="2.547cm" svg:height="0.569cm" svg:x="5.519cm" svg:y="2.609cm">
                <draw:text-box>
                  <text:p text:style-name="P15"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      </draw:text-box>
              </draw:frame>
              <draw:g>
                <draw:custom-shape draw:style-name="gr14" draw:text-style-name="P12" draw:layer="layout" svg:width="0.765cm" svg:height="0.726cm" svg:x="7.144cm" svg:y="3.098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g>
                  <draw:custom-shape draw:style-name="gr15" draw:text-style-name="P12" draw:layer="layout" svg:width="0.575cm" svg:height="0.453cm" svg:x="6.428cm" svg:y="3.37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6" draw:text-style-name="P12" draw:layer="layout" svg:width="0.575cm" svg:height="0.166cm" svg:x="6.428cm" svg:y="3.08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7" draw:text-style-name="P12" draw:layer="layout" svg:width="0.572cm" svg:height="0.453cm" svg:x="5.753cm" svg:y="3.37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8" draw:text-style-name="P12" draw:layer="layout" svg:width="0.572cm" svg:height="0.166cm" svg:x="5.753cm" svg:y="3.08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custom-shape draw:style-name="gr28" draw:text-style-name="P18" draw:layer="layout" svg:width="2.58cm" svg:height="1.524cm" svg:x="5.519cm" svg:y="2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8" draw:layer="layout" svg:width="2.58cm" svg:height="1.524cm" svg:x="8.719cm" svg:y="2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4" draw:text-style-name="P4" draw:layer="layout" svg:width="3.168cm" svg:height="1.543cm" svg:x="1.86cm" svg:y="3.259cm">
              <draw:text-box>
                <text:p text:style-name="P3"><text:span text:style-name="T1">C</text:span><text:span text:style-name="T1">li</text:span><text:span text:style-name="T1">e</text:span><text:span text:style-name="T1">n</text:span><text:span text:style-name="T1">t </text:span><text:span text:style-name="T1">s</text:span><text:span text:style-name="T1">o</text:span><text:span text:style-name="T1">ft</text:span><text:span text:style-name="T1">w</text:span><text:span text:style-name="T1">a</text:span><text:span text:style-name="T1">r</text:span><text:span text:style-name="T1">e</text:span></text:p>
              </draw:text-box>
            </draw:frame>
            <draw:g>
              <draw:custom-shape draw:style-name="gr5" draw:text-style-name="P5" draw:layer="layout" svg:width="1.294cm" svg:height="1.197cm" svg:x="2.396cm" svg:y="3.98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6" draw:text-style-name="P6" draw:layer="layout" svg:width="0.949cm" svg:height="0.144cm" svg:x="2.451cm" svg:y="4.1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7" draw:layer="layout" svg:width="0.198cm" svg:height="0.144cm" svg:x="3.438cm" svg:y="4.1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8" draw:text-style-name="P8" draw:layer="layout" svg:width="0.095cm" svg:height="0.096cm" svg:x="3.488cm" svg:y="4.179cm">
                  <text:p/>
    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9" draw:text-style-name="P9" draw:layer="layout" svg:width="0.949cm" svg:height="0.456cm" svg:x="2.445cm" svg:y="4.33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11" draw:layer="layout" svg:width="0.199cm" svg:height="0.142cm" svg:x="3.441cm" svg:y="4.648cm">
                  <text:p text:style-name="P10"><text:span text:style-name="T2">ed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10" draw:text-style-name="P11" draw:layer="layout" svg:width="0.348cm" svg:height="0.144cm" svg:x="3.292cm" svg:y="4.983cm">
                <text:p text:style-name="P10"><text:span text:style-name="T2">subm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21" draw:text-style-name="P17" draw:layer="layout" svg:width="2.665cm" svg:height="0.802cm" svg:x="2.139cm" svg:y="1.359cm">
            <draw:text-box>
              <text:p><text:span text:style-name="T5">D</text:span><text:span text:style-name="T5">i</text:span><text:span text:style-name="T5">s</text:span><text:span text:style-name="T5">c</text:span><text:span text:style-name="T5">o</text:span><text:span text:style-name="T5">v</text:span><text:span text:style-name="T5">e</text:span><text:span text:style-name="T5">r</text:span><text:span text:style-name="T5">y</text:span></text:p>
            </draw:text-box>
          </draw:frame>
          <draw:frame draw:style-name="gr21" draw:text-style-name="P17" draw:layer="layout" svg:width="4.037cm" svg:height="0.802cm" svg:x="5.489cm" svg:y="4.89cm">
            <draw:text-box>
              <text:p><text:span text:style-name="T5">Task </text:span><text:span text:style-name="T5">descriptio</text:span><text:span text:style-name="T5">n</text:span></text:p>
            </draw:text-box>
          </draw:frame>
          <draw:g>
            <draw:custom-shape draw:style-name="gr29" draw:text-style-name="P12" draw:layer="layout" svg:width="2.087cm" svg:height="2.4cm" svg:x="6.017cm" svg:y="5.761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30" draw:text-style-name="P20" draw:layer="layout" svg:width="2.32cm" svg:height="1.351cm" svg:x="6.004cm" svg:y="5.938cm">
              <draw:text-box>
                <text:p text:style-name="P19"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a</text:span><text:span text:style-name="T6">b</text:span><text:span text:style-name="T6">l</text:span><text:span text:style-name="T6">e</text:span><text:span text:style-name="T6">:</text:span></text:p>
                <text:p text:style-name="P19"><text:span text:style-name="T6"><text:s text:c="2"/></text:span><text:span text:style-name="T6">…</text:span><text:span text:style-name="T6">.</text:span></text:p>
                <text:p text:style-name="P19"><text:span text:style-name="T6">r</text:span><text:span text:style-name="T6">e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text:span text:style-name="T6">s</text:span><text:span text:style-name="T6">:</text:span></text:p>
                <text:p text:style-name="P19"><text:span text:style-name="T6"><text:s text:c="2"/></text:span><text:span text:style-name="T6">…</text:span><text:span text:style-name="T6">.</text:span></text:p>
              </draw:text-box>
            </draw:frame>
          </draw:g>
          <draw:custom-shape draw:style-name="gr31" draw:text-style-name="P12" draw:layer="layout" svg:width="1.216cm" svg:height="0.4cm" draw:transform="rotate (0.417657290002243) translate (3.73cm 4.095cm)">
            <text:p/>
            <draw:enhanced-geometry svg:viewBox="0 0 21600 21600" draw:text-areas="?f5 ?f1 ?f6 ?f3" draw:type="left-right-arrow" draw:modifiers="2953.69852059176 7056.3591022443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2" draw:text-style-name="P12" draw:layer="layout" svg:width="4.612cm" svg:height="0.4cm" draw:transform="rotate (0.417657290002243) translate (3.726cm 4.595cm)">
            <text:p/>
            <draw:enhanced-geometry svg:viewBox="0 0 21600 21600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3" draw:text-style-name="P12" draw:layer="layout" svg:width="2.2cm" svg:height="0.5cm" draw:transform="rotate (-0.574213323906134) translate (4.057cm 4.861cm)">
            <text:p/>
            <draw:enhanced-geometry svg:viewBox="0 0 21600 21600" draw:text-areas="0 ?f0 ?f5 ?f2" draw:type="right-arrow" draw:modifiers="17056.2471603816 5561.6766467065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4" draw:text-style-name="P2" draw:layer="layout" svg:width="9.4cm" svg:height="6.8cm" svg:x="2.004cm" svg:y="1.46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9-17T12:23:36.164553387</dc:date>
    <meta:editing-duration>PT11M43S</meta:editing-duration>
    <meta:editing-cycles>3</meta:editing-cycles>
    <meta:generator>LibreOffice/7.2.7.2$Linux_X86_64 LibreOffice_project/20$Build-2</meta:generator>
    <meta:document-statistic meta:object-count="295"/>
  </office:meta>
</office:document-meta>
</file>